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 celu zrozumienia działania programu informuję:</text:p>
      <text:p text:style-name="Standard"/>
      <text:list xml:id="list3854859247920511583" text:style-name="L1">
        <text:list-item>
          <text:p text:style-name="P1">program niestesty na obecnym etapie nie jest "idiotoodporny"</text:p>
          <text:p text:style-name="P1"/>
        </text:list-item>
      </text:list>
      <text:list xml:id="list6326230904197586869" text:style-name="L2">
        <text:list-item>
          <text:p text:style-name="P2">program używa języka programowania Python oraz bibliotek: FPDF2, PyPDF2 i jest ogólnodostępny i darmowy – nie posiada bazy danych z danymi wrażliwymi dlatego każdorazowo (w przypadku pomyłki) musisz uruchomić program od początku (link github)</text:p>
          <text:p text:style-name="P2"/>
        </text:list-item>
      </text:list>
      <text:list xml:id="list5803362690989004258" text:style-name="L3">
        <text:list-item>
          <text:p text:style-name="P3">data i godzina sporządzania dokumentów pobierana jest z zegara systemowego komputera na którym jest odpalony program – więc jeśli masz błędną godzinę i datę na kompie będziesz miał również błędnie na protokole</text:p>
          <text:p text:style-name="P3"/>
        </text:list-item>
        <text:list-item>
          <text:p text:style-name="P3">jeśli program poprosi Cię o wpisanie jakiś danych a po prostu naciśniesz ENTER pozostawiając puste pole, takie samo puste pole będzie na protokole (to ważne w wypadku rysopisu/dokumentu stwierdzającego tożsamość lub innych "opcji" - po prostu program zapyta cię np. w protokole zatrzymania o dokument potwierdzający tożsamość a zaraz po tym o rysopis - więc jedno z tych pól powinieneś pozostawić puste) </text:p>
          <text:p text:style-name="P3"/>
        </text:list-item>
        <text:list-item>
          <text:p text:style-name="P3">wykreślenia oraz zaznaczania kratek iksem ("x") pozostawiam wam po wydruku</text:p>
          <text:p text:style-name="P3"/>
        </text:list-item>
        <text:list-item>
          <text:p text:style-name="P3">Po wybraniu listy druków i wypełnieniu danych program na końcu dodaje każdy wybrany dokument do jednego pliku końcowego tak abyś wszedł tylko w jeden plik i dał po prostu drukuj -&gt; do każdego druku posiadającego jedną stronę dodałem drugą pustą żeby się zgadzało przy wydukowywaniu obustronnym</text:p>
          <text:p text:style-name="P3"/>
        </text:list-item>
        <text:list-item>
          <text:p text:style-name="P3">[REJESTRACJA KSIP] w celu uproszczenia data i godzina zgłoszenia/popełnienia/czynności będącej podstawą rejestracji czynu jest taka sama, którą wpisujemy raz</text:p>
        </text:list-item>
      </text:list>
      <text:p text:style-name="Standard"/>
      <text:list xml:id="list9073405277982993119" text:style-name="L4">
        <text:list-item>
          <text:p text:style-name="P4">[PROTOKÓŁ ZATRZYMANIA] Jeśli przy prawach lub oświadczeniu zdrowia naciśniesz po prostu ENTER pozostawiając puste pole to zostanie wpisana wartość domyślna czyli "nie leczy się..., nie żąda kontaktu z adwokatem...."</text:p>
        </text:list-item>
      </text:list>
      <text:p text:style-name="Standard"/>
      <text:list xml:id="list1345504003903122560" text:style-name="L5">
        <text:list-item>
          <text:p text:style-name="P5">w nawiasach są wpisane przykłady – posiadają one poprawny format w jakim należy wpisać dane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M31S</meta:editing-duration>
    <meta:editing-cycles>15</meta:editing-cycles>
    <meta:generator>OpenOffice/4.1.13$Win32 OpenOffice.org_project/4113m1$Build-9810</meta:generator>
    <dc:date>2023-01-23T23:22:01.75</dc:date>
    <dc:creator>Fox </dc:creator>
    <meta:document-statistic meta:table-count="0" meta:image-count="0" meta:object-count="0" meta:page-count="1" meta:paragraph-count="10" meta:word-count="270" meta:character-count="1802"/>
    <meta:user-defined meta:name="Info 1"/>
    <meta:user-defined meta:name="Info 2"/>
    <meta:user-defined meta:name="Info 3"/>
    <meta:user-defined meta:name="Info 4"/>
  </office:meta>
</office:document-meta>
</file>